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2264in"/>
    </style:style>
    <style:style style:name="Table1.B" style:family="table-column">
      <style:table-column-properties style:column-width="1.6486in"/>
    </style:style>
    <style:style style:name="Table1.C" style:family="table-column">
      <style:table-column-properties style:column-width="1.125in"/>
    </style:style>
    <style:style style:name="Table1.D" style:family="table-column">
      <style:table-column-properties style:column-width="1.0625in"/>
    </style:style>
    <style:style style:name="Table1.E" style:family="table-column">
      <style:table-column-properties style:column-width="0.8438in"/>
    </style:style>
    <style:style style:name="Table1.F" style:family="table-column">
      <style:table-column-properties style:column-width="1.0208in"/>
    </style:style>
    <style:style style:name="Table1.A1" style:family="table-cell">
      <style:table-cell-properties style:vertical-align="middle" fo:padding="0.0194in" fo:border="0.05pt solid #000000"/>
    </style:style>
    <style:style style:name="Table1.A4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  <style:text-properties officeooo:paragraph-rsid="0008299b"/>
    </style:style>
    <style:style style:name="P3" style:family="paragraph" style:parent-style-name="Standard">
      <style:text-properties fo:font-weight="bold" officeooo:paragraph-rsid="000bbd4d" style:font-weight-asian="bold"/>
    </style:style>
    <style:style style:name="P4" style:family="paragraph" style:parent-style-name="Standard">
      <style:text-properties fo:font-weight="bold" officeooo:paragraph-rsid="000bbd4d" style:font-weight-asian="bold" style:font-weight-complex="bold"/>
    </style:style>
    <style:style style:name="P5" style:family="paragraph" style:parent-style-name="Text_20_body">
      <style:text-properties fo:font-weight="bold" officeooo:rsid="00114970" officeooo:paragraph-rsid="00114970" style:font-weight-asian="bold" style:font-weight-complex="bold"/>
    </style:style>
    <style:style style:name="P6" style:family="paragraph" style:parent-style-name="Standard">
      <style:text-properties officeooo:paragraph-rsid="000bbd4d"/>
    </style:style>
    <style:style style:name="P7" style:family="paragraph" style:parent-style-name="Table_20_Contents">
      <style:text-properties officeooo:paragraph-rsid="00101785"/>
    </style:style>
    <style:style style:name="P8" style:family="paragraph" style:parent-style-name="Table_20_Contents">
      <style:text-properties officeooo:paragraph-rsid="00114970"/>
    </style:style>
    <style:style style:name="P9" style:family="paragraph" style:parent-style-name="Text_20_body">
      <style:text-properties officeooo:paragraph-rsid="00114970"/>
    </style:style>
    <style:style style:name="P10" style:family="paragraph" style:parent-style-name="Table_20_Contents">
      <style:text-properties officeooo:paragraph-rsid="00125e9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079aa8" style:font-size-asian="12pt" style:font-size-complex="12pt"/>
    </style:style>
    <style:style style:name="T4" style:family="text">
      <style:text-properties fo:font-size="12pt" officeooo:rsid="0007ae0e" style:font-size-asian="12pt" style:font-size-complex="12pt"/>
    </style:style>
    <style:style style:name="T5" style:family="text">
      <style:text-properties fo:font-size="12pt" officeooo:rsid="000c9190" style:font-size-asian="12pt" style:font-size-complex="12pt"/>
    </style:style>
    <style:style style:name="T6" style:family="text">
      <style:text-properties officeooo:rsid="000e7678"/>
    </style:style>
    <style:style style:name="T7" style:family="text">
      <style:text-properties officeooo:rsid="00101785"/>
    </style:style>
    <style:style style:name="T8" style:family="text">
      <style:text-properties officeooo:rsid="00140855"/>
    </style:style>
    <style:style style:name="T9" style:family="text">
      <style:text-properties officeooo:rsid="00114970"/>
    </style:style>
    <style:style style:name="T10" style:family="text">
      <style:text-properties officeooo:rsid="0012243f"/>
    </style:style>
    <style:style style:name="T11" style:family="text">
      <style:text-properties officeooo:rsid="0012ba51"/>
    </style:style>
    <style:style style:name="T12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Docente:<text:tab/><text:tab/>Bruce D. Marron</text:p>
      <text:p text:style-name="P4">Ciclo: <text:tab/><text:tab/><text:tab/>25-2</text:p>
      <text:p text:style-name="P6"><text:span text:style-name="T1">Materia: <text:tab/><text:tab/></text:span><text:span text:style-name="T2">Terminología Especializada en Mercadotécnica y Diseño</text:span></text:p>
      <text:p text:style-name="P4">Curso:<text:tab/><text:tab/><text:tab/>IT0942</text:p>
      <text:p text:style-name="P6"><text:span text:style-name="T1">Licenciatura: <text:tab/>I</text:span><text:span text:style-name="T2">nterpretación y Traducción</text:span></text:p>
      <text:p text:style-name="P3">Horario:<text:tab/><text:tab/>Miércoles 18:00 – 21:00</text:p>
      <text:p text:style-name="P3">Grupo:<text:tab/><text:tab/>9A</text:p>
      <text:p text:style-name="Standard"/>
      <text:p text:style-name="P2"><text:span text:style-name="Strong_20_Emphasis"><text:span text:style-name="T3">HW_01.</text:span></text:span><text:span text:style-name="Strong_20_Emphasis"><text:span text:style-name="T4">1</text:span></text:span><text:span text:style-name="Strong_20_Emphasis"><text:span text:style-name="T3"> <text:s/></text:span></text:span><text:span text:style-name="Strong_20_Emphasis"><text:span text:style-name="T5">Marketing Theory Summary</text:span></text:span><text:span text:style-name="Strong_20_Emphasis"><text:span text:style-name="T3"> Rubric </text:span></text:span><text:span text:style-name="Strong_20_Emphasis"><text:span text:style-name="T4">(convert to 10 point scale)</text:span></text:span></text:p>
      <text:section text:style-name="Sect1" text:name="md-content-197292232">
        <text:section text:style-name="Sect1" text:name="md-content-205762264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column table:style-name="Table1.E"/>
            <table:table-column table:style-name="Table1.F"/>
            <table:table-header-rows>
              <table:table-row>
                <table:table-cell table:style-name="Table1.A1" office:value-type="string">
                  <text:p text:style-name="Table_20_Heading"><text:bookmark text:name="criteria"/>Criteria<text:bookmark text:name="5_points"/></text:p>
                </table:table-cell>
                <table:table-cell table:style-name="Table1.A1" office:value-type="string">
                  <text:p text:style-name="Table_20_Heading">5 Points<text:bookmark text:name="4_points"/></text:p>
                </table:table-cell>
                <table:table-cell table:style-name="Table1.A1" office:value-type="string">
                  <text:p text:style-name="Table_20_Heading">4 Points<text:bookmark text:name="3_points"/></text:p>
                </table:table-cell>
                <table:table-cell table:style-name="Table1.A1" office:value-type="string">
                  <text:p text:style-name="Table_20_Heading">3 Points<text:bookmark text:name="2_points"/></text:p>
                </table:table-cell>
                <table:table-cell table:style-name="Table1.A1" office:value-type="string">
                  <text:p text:style-name="Table_20_Heading">2 Points<text:bookmark text:name="1_point"/></text:p>
                </table:table-cell>
                <table:table-cell table:style-name="Table1.A1" office:value-type="string">
                  <text:p text:style-name="Table_20_Heading">1 Point</text:p>
                </table:table-cell>
              </table:table-row>
            </table:table-header-rows>
            <table:table-row>
              <table:table-cell table:style-name="Table1.A1" office:value-type="string">
                <text:p text:style-name="Table_20_Contents"><text:span text:style-name="Strong_20_Emphasis">Content Comprehension</text:span></text:p>
              </table:table-cell>
              <table:table-cell table:style-name="Table1.A1" office:value-type="string">
                <text:p text:style-name="Table_20_Contents">Demonstrates comprehensive understanding of all four chapter sections with precise, nuanced insights</text:p>
              </table:table-cell>
              <table:table-cell table:style-name="Table1.A1" office:value-type="string">
                <text:p text:style-name="Table_20_Contents">Covers most key points with solid understanding</text:p>
              </table:table-cell>
              <table:table-cell table:style-name="Table1.A1" office:value-type="string">
                <text:p text:style-name="Table_20_Contents">Addresses main ideas with moderate depth</text:p>
              </table:table-cell>
              <table:table-cell table:style-name="Table1.A1" office:value-type="string">
                <text:p text:style-name="Table_20_Contents">Minimal coverage of chapter content</text:p>
              </table:table-cell>
              <table:table-cell table:style-name="Table1.A1" office:value-type="string">
                <text:p text:style-name="Table_20_Contents">Superficial or incorrect interpretation of text</text:p>
              </table:table-cell>
            </table:table-row>
            <table:table-row>
              <table:table-cell table:style-name="Table1.A1" office:value-type="string">
                <text:p text:style-name="P7"><text:span text:style-name="Strong_20_Emphasis">Writing </text:span></text:p>
                <text:p text:style-name="P7"><text:span text:style-name="Strong_20_Emphasis"><text:span text:style-name="T7">Quality </text:span></text:span><text:span text:style-name="Strong_20_Emphasis"><text:span text:style-name="T9">and</text:span></text:span></text:p>
                <text:p text:style-name="P8"><text:span text:style-name="Strong_20_Emphasis"><text:span text:style-name="T9">Organization</text:span></text:span></text:p>
              </table:table-cell>
              <table:table-cell table:style-name="Table1.A1" office:value-type="string">
                <text:p text:style-name="P10">Impeccable academic writing with sophisticated language and zero grammatical errors; <text:span text:style-name="T10">logical structure</text:span></text:p>
              </table:table-cell>
              <table:table-cell table:style-name="Table1.A1" office:value-type="string">
                <text:p text:style-name="Table_20_Contents">Strong academic writing with minimal language issues</text:p>
              </table:table-cell>
              <table:table-cell table:style-name="Table1.A1" office:value-type="string">
                <text:p text:style-name="Table_20_Contents">Acceptable academic writing with some technical errors</text:p>
              </table:table-cell>
              <table:table-cell table:style-name="Table1.A1" office:value-type="string">
                <text:p text:style-name="Table_20_Contents">Numerous writing and grammatical problems</text:p>
              </table:table-cell>
              <table:table-cell table:style-name="Table1.A1" office:value-type="string">
                <text:p text:style-name="Table_20_Contents">Fundamentally unacceptable writing quality</text:p>
              </table:table-cell>
            </table:table-row>
            <table:table-row>
              <table:table-cell table:style-name="Table1.A4" office:value-type="string">
                <text:p text:style-name="Table_20_Contents"><text:span text:style-name="Strong_20_Emphasis"><text:span text:style-name="T8">Presentation and </text:span></text:span><text:span text:style-name="Strong_20_Emphasis"><text:s/>Formatting</text:span></text:p>
              </table:table-cell>
              <table:table-cell table:style-name="Table1.A4" office:value-type="string">
                <text:p text:style-name="Table_20_Contents">Perfect adherence to academic formatting (margins, spacing, citations)</text:p>
              </table:table-cell>
              <table:table-cell table:style-name="Table1.A4" office:value-type="string">
                <text:p text:style-name="Table_20_Contents">Minor, negligible formatting deviations</text:p>
              </table:table-cell>
              <table:table-cell table:style-name="Table1.A4" office:value-type="string">
                <text:p text:style-name="Table_20_Contents">Acceptable formatting with some issues</text:p>
              </table:table-cell>
              <table:table-cell table:style-name="Table1.A4" office:value-type="string">
                <text:p text:style-name="Table_20_Contents">Significant formatting problems</text:p>
              </table:table-cell>
              <table:table-cell table:style-name="Table1.A4" office:value-type="string">
                <text:p text:style-name="Table_20_Contents">Lacks basic formatting standards</text:p>
              </table:table-cell>
            </table:table-row>
            <table:table-row>
              <table:table-cell table:style-name="Table1.A4" office:value-type="string">
                <text:p text:style-name="Table_20_Contents"><text:span text:style-name="Strong_20_Emphasis"><text:s/>Translation Accuracy</text:span></text:p>
              </table:table-cell>
              <table:table-cell table:style-name="Table1.A4" office:value-type="string">
                <text:p text:style-name="Table_20_Contents">Flawless translation maintaining original meaning with academic precision</text:p>
              </table:table-cell>
              <table:table-cell table:style-name="Table1.A4" office:value-type="string">
                <text:p text:style-name="Table_20_Contents">High-quality translation with minor linguistic nuances</text:p>
              </table:table-cell>
              <table:table-cell table:style-name="Table1.A4" office:value-type="string">
                <text:p text:style-name="Table_20_Contents">Acceptable translation with some minor errors</text:p>
              </table:table-cell>
              <table:table-cell table:style-name="Table1.A4" office:value-type="string">
                <text:p text:style-name="Table_20_Contents">Significant translation errors affecting meaning</text:p>
              </table:table-cell>
              <table:table-cell table:style-name="Table1.A4" office:value-type="string">
                <text:p text:style-name="Table_20_Contents">Incomprehensible or completely incorrect translation</text:p>
              </table:table-cell>
            </table:table-row>
          </table:table>
          <text:p text:style-name="Text_20_body"/>
          <text:p text:style-name="P5">Assignment</text:p>
          <text:p text:style-name="P9"><text:span text:style-name="T9">Write a o</text:span>ne-page summary <text:span text:style-name="T9">of the following e</text:span>xcerpt<text:span text:style-name="T9">s </text:span>from Ch.1, "Introducing the History of Marketing Theory and Practice from Marketing: A Critical Textbook (pp. 1-6<text:span text:style-name="T6">). </text:span><text:span text:style-name="T11">T</text:span><text:span text:style-name="T6">ranslate the summary into Spanish. </text:span></text:p>
          <text:p text:style-name="P9">* 1.1 Introduction</text:p>
          <text:p text:style-name="P9">* 1.2 The Early Development of Marketing Thought</text:p>
          <text:p text:style-name="P9">* 1.3 The First Courses in Marketing in the Early Twentieth Century</text:p>
          <text:p text:style-name="P9">* 1.4 Marketing, Efficiency and Utility Creation</text:p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2-01T19:23:04.459499870</dc:date>
    <meta:editing-duration>PT50M46S</meta:editing-duration>
    <meta:editing-cycles>18</meta:editing-cycles>
    <meta:generator>LibreOffice/7.3.7.2$Linux_X86_64 LibreOffice_project/30$Build-2</meta:generator>
    <meta:document-statistic meta:table-count="1" meta:image-count="1" meta:object-count="0" meta:page-count="1" meta:paragraph-count="46" meta:word-count="243" meta:character-count="1855" meta:non-whitespace-character-count="1641"/>
  </office:meta>
</office:document-meta>
</file>